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ontserrat" svg:font-family="Montserrat"/>
    <style:font-face style:name="Montserrat ExtraBold" svg:font-family="&quot;Montserrat Extra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style:font-name="Montserrat" style:font-name-asian="Montserrat" style:font-name-complex="Montserrat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start" fo:margin-left="0cm"/>
      <style:text-properties style:font-name="Montserrat ExtraBold" style:font-name-asian="Montserrat ExtraBold" style:font-name-complex="Montserrat ExtraBold"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start" fo:margin-left="0cm"/>
      <style:text-properties style:font-name="Montserrat" style:font-name-asian="Montserrat" style:font-name-complex="Montserrat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4C6E7" style:cell-protect="protected" style:repeat-content="false"/>
      <style:paragraph-properties fo:text-align="start" fo:margin-left="0cm"/>
      <style:text-properties style:font-name="Montserrat" style:font-name-asian="Montserrat" style:font-name-complex="Montserrat"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style:font-name="Montserrat ExtraBold" style:font-name-asian="Montserrat ExtraBold" style:font-name-complex="Montserrat ExtraBold"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Montserrat ExtraBold" style:font-name-asian="Montserrat ExtraBold" style:font-name-complex="Montserrat ExtraBold"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Montserrat ExtraBold" style:font-name-asian="Montserrat ExtraBold" style:font-name-complex="Montserrat ExtraBold" fo:font-size="14pt" style:font-size-asian="14pt" style:font-size-complex="14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A9D08E" style:cell-protect="protected" style:repeat-content="false"/>
      <style:paragraph-properties fo:text-align="start" fo:margin-left="0cm"/>
      <style:text-properties style:font-name="Montserrat" style:font-name-asian="Montserrat" style:font-name-complex="Montserrat"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Montserrat ExtraBold" style:font-name-asian="Montserrat ExtraBold" style:font-name-complex="Montserrat ExtraBold" fo:font-size="14pt" style:font-size-asian="14pt" style:font-size-complex="14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E699" style:cell-protect="protected" style:repeat-content="false"/>
      <style:paragraph-properties fo:text-align="start" fo:margin-left="0cm"/>
      <style:text-properties style:font-name="Montserrat" style:font-name-asian="Montserrat" style:font-name-complex="Montserrat"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4B084" style:cell-protect="protected" style:repeat-content="false"/>
      <style:paragraph-properties fo:text-align="start" fo:margin-left="0cm"/>
      <style:text-properties style:font-name="Montserrat" style:font-name-asian="Montserrat" style:font-name-complex="Montserrat"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9C9C9" style:cell-protect="protected" style:repeat-content="false"/>
      <style:paragraph-properties fo:text-align="start" fo:margin-left="0cm"/>
      <style:text-properties style:font-name="Montserrat" style:font-name-asian="Montserrat" style:font-name-complex="Montserrat" fo:font-size="14pt" style:font-size-asian="14pt" style:font-size-complex="14pt"/>
    </style:style>
    <style:style style:name="co1" style:family="table-column">
      <style:table-column-properties fo:break-before="auto" style:column-width="1.41816666666667cm"/>
    </style:style>
    <style:style style:name="co2" style:family="table-column">
      <style:table-column-properties fo:break-before="auto" style:column-width="20.066cm"/>
    </style:style>
    <style:style style:name="co3" style:family="table-column">
      <style:table-column-properties fo:break-before="auto" style:column-width="11.43cm"/>
    </style:style>
    <style:style style:name="co4" style:family="table-column">
      <style:table-column-properties fo:break-before="auto" style:column-width="11.3241666666667cm"/>
    </style:style>
    <style:style style:name="co5" style:family="table-column">
      <style:table-column-properties fo:break-before="auto" style:column-width="10.3293333333333cm"/>
    </style:style>
    <style:style style:name="co6" style:family="table-column">
      <style:table-column-properties fo:break-before="auto" style:column-width="2.81516666666667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64.8pt" style:use-optimal-row-height="true" fo:break-before="auto"/>
    </style:style>
    <style:style style:name="ro4" style:family="table-row">
      <style:table-row-properties style:row-height="108pt" style:use-optimal-row-height="true" fo:break-before="auto"/>
    </style:style>
    <style:style style:name="ro5" style:family="table-row">
      <style:table-row-properties style:row-height="86.4pt" style:use-optimal-row-height="tru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21.6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4"/>
          <table:table-cell office:value-type="string" table:style-name="ce4">
            <text:p>Fonctionnalité</text:p>
          </table:table-cell>
          <table:table-cell office:value-type="string" table:style-name="ce4">
            <text:p>Action</text:p>
          </table:table-cell>
          <table:table-cell office:value-type="string" table:style-name="ce4">
            <text:p>Résultat attendu</text:p>
          </table:table-cell>
          <table:table-cell office:value-type="string" table:style-name="ce4">
            <text:p>Résultat observé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Une page d’accueil montrant (de manière dynamique) tous les articles disponibles à la vente.</text:p>
          </table:table-cell>
          <table:table-cell office:value-type="string" table:style-name="ce6">
            <text:p>Ouvrir sur la page d'accueil du site web dans un navigateur</text:p>
          </table:table-cell>
          <table:table-cell office:value-type="string" table:style-name="ce6">
            <text:p>Affichage de l'ensemble des produits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3">
          <table:table-cell table:style-name="ce5"/>
          <table:table-cell office:value-type="string" table:style-name="ce6">
            <text:p>Affiche la fiche du produit sélectionné<text:s/></text:p>
          </table:table-cell>
          <table:table-cell office:value-type="string" table:style-name="ce6">
            <text:p>Cliquer sur un produit de la page d’accueil</text:p>
          </table:table-cell>
          <table:table-cell office:value-type="string" table:style-name="ce7">
            <text:p>Affiche la fiche du produit sélectionné (image, nom, prix, description, couleur, quantité).</text:p>
          </table:table-cell>
          <table:table-cell office:value-type="string" table:style-name="ce8">
            <text:p>OK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6">
            <text:p>Ajoute un produit au panier<text:s/></text:p>
          </table:table-cell>
          <table:table-cell office:value-type="string" table:style-name="ce6">
            <text:p>Cliquer sur choisir une couleur, saisir une quantité de 0 puis ajouter au panier</text:p>
          </table:table-cell>
          <table:table-cell office:value-type="string" table:style-name="ce6">
            <text:p>L'id, la couleur et la quantité sélectionnée n'est pas ajoutée au localstorage, un message d'erreur apparaît et la page est reload au bout de 1,5 seconde.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6">
            <text:p>Ajoute un produit au panier<text:s/></text:p>
          </table:table-cell>
          <table:table-cell office:value-type="string" table:style-name="ce6">
            <text:p>Cliquer sur choisir une couleur, saisir une quantité inférieure à 0 comme -5 puis ajouter au panier</text:p>
          </table:table-cell>
          <table:table-cell office:value-type="string" table:style-name="ce6">
            <text:p>L'id, la couleur et la quantité sélectionnée n'est pas ajoutée au localstorage, un message d'erreur apparaît et la page est reload au bout de 1,5 seconde.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6">
            <text:p>Ajoute un produit au panier<text:s/></text:p>
          </table:table-cell>
          <table:table-cell office:value-type="string" table:style-name="ce6">
            <text:p>Cliquer sur choisir une couleur, saisir une quantité supérieure à 100 comme 109 puis ajouter au panier</text:p>
          </table:table-cell>
          <table:table-cell office:value-type="string" table:style-name="ce6">
            <text:p>L'id, la couleur et la quantité sélectionnée n'est pas ajoutée au localstorage, un message d'erreur apparaît et la page est reload au bout de 1,5 seconde.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6">
            <text:p>Ajoute un produit au panier<text:s/></text:p>
          </table:table-cell>
          <table:table-cell office:value-type="string" table:style-name="ce6">
            <text:p>Ne pas choisir de couleur, saisir une quantité entre 1 et 100 puis ajouter au panier</text:p>
          </table:table-cell>
          <table:table-cell office:value-type="string" table:style-name="ce6">
            <text:p>L'id, la couleur et la quantité sélectionnée n'est pas ajoutée au localstorage, un message d'erreur apparaît et la page est reload au bout de 1,5 seconde.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6">
            <text:p>Ajoute un produit au panier<text:s/></text:p>
          </table:table-cell>
          <table:table-cell office:value-type="string" table:style-name="ce6">
            <text:p>Ne pas choisir de couleur, saisir de une quantité invalide puis ajouter au panier</text:p>
          </table:table-cell>
          <table:table-cell office:value-type="string" table:style-name="ce6">
            <text:p>L'id, la couleur et la quantité sélectionnée n'est pas ajoutée au localstorage, un message d'erreur apparaît et la page est reload au bout de 1,5 seconde.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3">
          <table:table-cell table:style-name="ce9"/>
          <table:table-cell office:value-type="string" table:style-name="ce6">
            <text:p>Ajoute un produit au panier<text:s/></text:p>
          </table:table-cell>
          <table:table-cell office:value-type="string" table:style-name="ce6">
            <text:p>Cliquer sur choisir une couleur, saisir une quantité comprise entre 1 et 100 puis ajouter au panier</text:p>
          </table:table-cell>
          <table:table-cell office:value-type="string" table:style-name="ce10">
            <text:p>L'id, la couleur et la quantité sélectionnée est ajoutée au localstorage, un message de confirmation apparaît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5">
          <table:table-cell table:style-name="ce9"/>
          <table:table-cell office:value-type="string" table:style-name="ce6">
            <text:p>Ajoute 2 fois le même produit avec une quantité totale inférieure ou égale à 100 après l'addition de la quantité du produit.</text:p>
          </table:table-cell>
          <table:table-cell office:value-type="string" table:style-name="ce6">
            <text:p>Ajouter un produit déjà présent dans le panier avec une couleur identique et une quantité comprise entre 1 et 100 puis ajouter au panier</text:p>
          </table:table-cell>
          <table:table-cell office:value-type="string" table:style-name="ce10">
            <text:p>La quantité du produit est additionnée à la quantité initiale et est ajoutée au localstorage pour un maximum de 100, un message de confirmation apparaît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5">
          <table:table-cell table:style-name="ce9"/>
          <table:table-cell office:value-type="string" table:style-name="ce6">
            <text:p>Ajoute 2 fois le même produit avec une quantité totale supérieure à 100 après l'addition de la quantité du produit.</text:p>
          </table:table-cell>
          <table:table-cell office:value-type="string" table:style-name="ce6">
            <text:p>Ajouter un produit déjà présent dans le panier avec une couleur identique et une quantité supérieure 100 puis ajouter au panier</text:p>
          </table:table-cell>
          <table:table-cell office:value-type="string" table:style-name="ce10">
            <text:p>La quantité du produit n'est pas additionnée à la quantité initiale et n'est pas ajoutée au localstorage, un message de d'erreur apparaît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5">
          <table:table-cell table:style-name="ce9"/>
          <table:table-cell office:value-type="string" table:style-name="ce6">
            <text:p>Ajoute 2 produits identiques avec une couleur différente</text:p>
          </table:table-cell>
          <table:table-cell office:value-type="string" table:style-name="ce6">
            <text:p>Ajouter un produit déjà présent dans le panier avec une couleur différente et une quantité entre 1 et 100 puis ajouter au panier</text:p>
          </table:table-cell>
          <table:table-cell office:value-type="string" table:style-name="ce6">
            <text:p>Ajoute 2 produits différents dans le localstorage. Ce sont 2 produits distincts<text:s/>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2">
          <table:table-cell table:style-name="ce11"/>
          <table:table-cell office:value-type="string" table:style-name="ce10">
            <text:p>Affiche le panier</text:p>
          </table:table-cell>
          <table:table-cell office:value-type="string" table:style-name="ce6">
            <text:p>cliquer dans le menu sur panier</text:p>
          </table:table-cell>
          <table:table-cell office:value-type="string" table:style-name="ce6">
            <text:p>Affiche tous les produits ajoutés au panier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2">
          <table:table-cell table:style-name="ce11"/>
          <table:table-cell office:value-type="string" table:style-name="ce10">
            <text:p>Retirer un produit du panier</text:p>
          </table:table-cell>
          <table:table-cell office:value-type="string" table:style-name="ce10">
            <text:p>Cliquer sur "supprimer"</text:p>
          </table:table-cell>
          <table:table-cell office:value-type="string" table:style-name="ce10">
            <text:p>Le produit est retiré du panier et du LocalStorage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4">
          <table:table-cell table:style-name="ce11"/>
          <table:table-cell office:value-type="string" table:style-name="ce6">
            <text:p>Modifier la quantité d'un produit</text:p>
          </table:table-cell>
          <table:table-cell office:value-type="string" table:style-name="ce6">
            <text:p>Changer la quantité initiale du produit par une quantité supérieure à 100</text:p>
          </table:table-cell>
          <table:table-cell office:value-type="string" table:style-name="ce6">
            <text:p>La quantité sélectionnée n'est pas ajoutée au localstorage, un message d'erreur apparaît et la page est reload afin d'afficher la dernière quantité valide enregistrée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4">
          <table:table-cell table:style-name="ce11"/>
          <table:table-cell office:value-type="string" table:style-name="ce6">
            <text:p>Modifier la quantité d'un produit</text:p>
          </table:table-cell>
          <table:table-cell office:value-type="string" table:style-name="ce6">
            <text:p>Changer la quantité initiale du produit par une quantité de 0</text:p>
          </table:table-cell>
          <table:table-cell office:value-type="string" table:style-name="ce6">
            <text:p>La quantité sélectionnée n'est pas ajoutée au localstorage, un message d'erreur apparaît et la page est reload afin d'afficher la dernière quantité valide enregistrée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4">
          <table:table-cell table:style-name="ce11"/>
          <table:table-cell office:value-type="string" table:style-name="ce6">
            <text:p>Modifier la quantité d'un produit</text:p>
          </table:table-cell>
          <table:table-cell office:value-type="string" table:style-name="ce6">
            <text:p>Changer la quantité initiale du produit par une quantité négative comme -5</text:p>
          </table:table-cell>
          <table:table-cell office:value-type="string" table:style-name="ce6">
            <text:p>La quantité sélectionnée n'est pas ajoutée au localstorage, un message d'erreur apparaît et la page est reload afin d'afficher la dernière quantité valide enregistrée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3">
          <table:table-cell table:style-name="ce11"/>
          <table:table-cell office:value-type="string" table:style-name="ce6">
            <text:p>Modifier la quantité d'un produit</text:p>
          </table:table-cell>
          <table:table-cell office:value-type="string" table:style-name="ce6">
            <text:p>Changer la quantité initiale du produit par une quantité comprise entre 1 et 100</text:p>
          </table:table-cell>
          <table:table-cell office:value-type="string" table:style-name="ce6">
            <text:p>La quantité sélectionnée est remplacé dans le localstorage, la quantité et le prix du panier est mise à jour en direct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2">
          <table:table-cell table:style-name="ce12"/>
          <table:table-cell office:value-type="string" table:style-name="ce6">
            <text:p>Vérification des champs du formulaire</text:p>
          </table:table-cell>
          <table:table-cell office:value-type="string" table:style-name="ce6">
            <text:p>Mettre un chiffre dans le nom/prénom<text:s/></text:p>
          </table:table-cell>
          <table:table-cell office:value-type="string" table:style-name="ce6">
            <text:p>Message d'erreur sous les champs concernés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2">
          <table:table-cell table:style-name="ce12"/>
          <table:table-cell office:value-type="string" table:style-name="ce6">
            <text:p>Vérification des champs du formulaire</text:p>
          </table:table-cell>
          <table:table-cell office:value-type="string" table:style-name="ce6">
            <text:p>Mettre un ses caractères dans tous les champs { [<text:s/></text:p>
          </table:table-cell>
          <table:table-cell office:value-type="string" table:style-name="ce6">
            <text:p>Message d'erreur sous les champs concernés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2">
          <table:table-cell table:style-name="ce12"/>
          <table:table-cell office:value-type="string" table:style-name="ce6">
            <text:p>Vérification des champs du formulaire</text:p>
          </table:table-cell>
          <table:table-cell office:value-type="string" table:style-name="ce6">
            <text:p>Oublier de mettre un @ sur le champ Email lorsque l'on rentre le son Email</text:p>
          </table:table-cell>
          <table:table-cell office:value-type="string" table:style-name="ce6">
            <text:p>Message d'erreur sous le champ concerné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3">
          <table:table-cell table:style-name="ce12"/>
          <table:table-cell office:value-type="string" table:style-name="ce6">
            <text:p>Vérification des champs du formulaire</text:p>
          </table:table-cell>
          <table:table-cell office:value-type="string" table:style-name="ce6">
            <text:p>Remplir tout le formulaire avec des erreurs dans les champs puis cliquer sur "commander !"</text:p>
          </table:table-cell>
          <table:table-cell office:value-type="string" table:style-name="ce6">
            <text:p>Message d'erreur sous les champs et l'impossibilité de passer la commande afin d'arriver sur la page de confirmation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3">
          <table:table-cell table:style-name="ce12"/>
          <table:table-cell office:value-type="string" table:style-name="ce6">
            <text:p>Vérification des champs du formulaire</text:p>
          </table:table-cell>
          <table:table-cell office:value-type="string" table:style-name="ce6">
            <text:p>Remplir et formulaire avec les bonnes données et confirmer la commande</text:p>
          </table:table-cell>
          <table:table-cell office:value-type="string" table:style-name="ce6">
            <text:p>Si le formulaire est bien rempli alors il renvoie automatiquement sur la page de confirmation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6">
            <text:p>Message de confirmation de commande.</text:p>
          </table:table-cell>
          <table:table-cell office:value-type="string" table:style-name="ce6">
            <text:p>Aucune action (si la commande c'est bien passé grâce à l’appui sur la confirmation une fois le formulaire rempli)</text:p>
          </table:table-cell>
          <table:table-cell office:value-type="string" table:style-name="ce6">
            <text:p>Un message de confirmation de commande, remerciant l'utilisateur pour sa commande, et indiquant l'identifiant de commande envoyée par l’API. Le local storage est vidé</text:p>
          </table:table-cell>
          <table:table-cell office:value-type="string" table:style-name="ce6">
            <text:p>OK</text:p>
          </table:table-cell>
          <table:table-cell table:number-columns-repeated="16379"/>
        </table:table-row>
        <table:table-row table:style-name="ro6">
          <table:table-cell table:number-columns-repeated="16384" table:style-name="ce1"/>
        </table:table-row>
        <table:table-row table:style-name="ro7">
          <table:table-cell table:style-name="ce2"/>
          <table:table-cell table:number-columns-repeated="4" table:style-name="ce3"/>
          <table:table-cell table:number-columns-repeated="16379"/>
        </table:table-row>
        <table:table-row table:number-rows-repeated="104855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ontserrat" svg:font-family="Montserrat"/>
    <style:font-face style:name="Montserrat ExtraBold" svg:font-family="&quot;Montserrat ExtraBold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Mathias</meta:initial-creator>
    <dc:creator>Mathias</dc:creator>
    <meta:creation-date>2023-02-14T21:44:22Z</meta:creation-date>
    <dc:date>2023-02-25T12:50:19Z</dc:date>
    <meta:editing-cycles>1</meta:editing-cycles>
    <meta:editing-duration>PT0S</meta:editing-duration>
  </office:meta>
</office:document-meta>
</file>